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2e1f" officeooo:paragraph-rsid="00062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strat running the program on local machine on multiple kernels:</text:p>
      <text:p text:style-name="P1"/>
      <text:p text:style-name="P1">1. master:</text:p>
      <text:p text:style-name="P1"><text:tab/>python3 master.py 3</text:p>
      <text:p text:style-name="P1"/>
      <text:p text:style-name="P1">2. Client:</text:p>
      <text:p text:style-name="P1"><text:tab/>python3 client.py 3</text:p>
      <text:p text:style-name="P1"/>
      <text:p text:style-name="P1">3. Datakeeper:</text:p>
      <text:p text:style-name="P1"><text:tab/>python3 datakeerper.py 6666</text:p>
      <text:p text:style-name="P1"/>
      <text:p text:style-name="P1">In dk_ips.txt file:</text:p>
      <text:p text:style-name="P1"><text:tab/>&lt;number of datakeepers&gt; &lt;list of their ip:port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8:05:29.865337948</meta:creation-date>
    <dc:date>2020-04-16T18:09:45.219268186</dc:date>
    <meta:editing-duration>PT4M24S</meta:editing-duration>
    <meta:editing-cycles>1</meta:editing-cycles>
    <meta:document-statistic meta:table-count="0" meta:image-count="0" meta:object-count="0" meta:page-count="1" meta:paragraph-count="9" meta:word-count="36" meta:character-count="236" meta:non-whitespace-character-count="205"/>
    <meta:generator>LibreOffice/6.0.7.3$Linux_X86_64 LibreOffice_project/00m0$Build-3</meta:generator>
  </office:meta>
</office:document-meta>
</file>